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margin-left="0in" fo:margin-right="0in" fo:text-indent="0in" style:auto-text-indent="false"/>
    </style:style>
    <style:style style:name="P2" style:family="paragraph" style:parent-style-name="Heading_20_1" style:master-page-name="Standard">
      <style:paragraph-properties style:page-number="auto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!-- Begin Interest -->
      <text:list xml:id="list8613520842505776682" text:style-name="WW8Num3">
        <!-- Title Header -->
        <text:list-item>
          <text:h text:style-name="P2" text:outline-level="1">PROGRAM PLANNING AND PROPOSAL WRIRING</text:h>
        </text:list-item>
        <!-- Numbered Element -->
        <text:list-item>
          <text:h text:style-name="Heading_20_1" text:outline-level="1">Heading 1</text:h>
        </text:list-item>
      </text:list>
      <!-- Normal Text -->
      <text:p text:style-name="Standard">Could end up on web…</text:p>
      <text:list xml:id="list83516892655038" text:continue-numbering="true" text:style-name="WW8Num3">
        <text:list-item>
          <text:h text:style-name="Heading_20_1" text:outline-level="1">Heading 1</text:h>
        </text:list-item>
      </text:list>
      <text:p text:style-name="Standard">About the promise…</text:p>
      <text:list xml:id="list83516738725732" text:continue-numbering="true" text:style-name="WW8Num3">
        <text:list-item>
          <!-- Numbered Headings -->
          <text:list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  <text:list-item>
              <text:h text:style-name="Heading_20_2" text:outline-level="2">Heading 2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he" style:country-complex="IL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0pt" fo:font-weight="bold" style:font-size-asian="10pt" style:font-weight-asian="bold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letter-kerning="true" style:font-size-asian="12pt" style:font-name-complex="Times New Roman" style:font-family-complex="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WW8Num3" style:class="text">
      <style:paragraph-properties fo:margin-top="0.1665in" fo:margin-bottom="0.0417in" style:contextual-spacing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8" style:display-name="Heading 8" style:family="paragraph" style:parent-style-name="Standard" style:next-style-name="Standard" style:default-outline-level="8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WW8Num3" style:class="text">
      <style:paragraph-properties fo:margin-top="0.1665in" fo:margin-bottom="0.0417in" style:contextual-spacing="false"/>
      <style:text-properties style:font-name="Times New Roman" fo:font-family="'Times New Roman'" style:font-family-generic="roman" style:font-pitch="variable" fo:font-size="12pt" style:font-size-asian="12pt" style:font-name-complex="Arial" style:font-family-complex="Arial" style:font-family-generic-complex="swiss" style:font-pitch-complex="variable" style:font-size-complex="11pt"/>
    </style:style>
    <style:style style:name="Wk_2f_Tbl_20_Text" style:display-name="Wk/Tbl Text" style:family="paragraph" style:parent-style-name="Standard">
      <style:paragraph-properties fo:orphans="0" fo:widows="0"/>
    </style:style>
    <style:style style:name="Comment_20_Text" style:display-name="Comment Text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Body_20_Text_20_2" style:display-name="Body Text 2" style:family="paragraph" style:parent-style-name="Standard">
      <style:text-properties fo:color="#0000ff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Body_20_Text_20_3" style:display-name="Body Text 3" style:family="paragraph" style:parent-style-name="Standard">
      <style:text-properties fo:color="#00808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/>
    </style:style>
    <style:style style:name="Header_20_1" style:display-name="Header 1" style:family="paragraph" style:parent-style-name="Standard">
      <style:paragraph-properties fo:margin-top="0in" fo:margin-bottom="0.1665in" style:contextual-spacing="false" fo:orphans="0" fo:widows="0"/>
      <style:text-properties style:language-complex="ar" style:country-complex="SA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5z0" style:family="text"/>
    <style:style style:name="WW8Num6z0" style:family="text"/>
    <style:style style:name="WW8Num7z0" style:family="text"/>
    <style:style style:name="Default_20_Paragraph_20_Font" style:display-name="Default Paragraph Font" style:family="text"/>
    <style:style style:name="Tag" style:family="text" style:parent-style-name="Default_20_Paragraph_20_Font">
      <style:text-properties style:font-name="Arial" fo:font-family="Arial" style:font-family-generic="swiss" style:font-pitch="variable" fo:font-style="italic" fo:font-weight="bold" style:font-style-asian="italic" style:font-weight-asian="bold" style:font-name-complex="Arial" style:font-family-complex="Arial" style:font-family-generic-complex="swiss" style:font-pitch-complex="variable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1in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1.5in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text:list-tab-stop-position="0.5in" fo:text-indent="-0.5in" fo:margin-left="2in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text:list-tab-stop-position="0.5in" fo:text-indent="-0.5in" fo:margin-left="2.5in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text:list-tab-stop-position="0.5in" fo:text-indent="-0.5in" fo:margin-left="3in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text:list-tab-stop-position="0.5in" fo:text-indent="-0.5in" fo:margin-left="3.5in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text:list-tab-stop-position="0.5in" fo:text-indent="-0.5in" fo:margin-left="4in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text:list-tab-stop-position="0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y Outline</dc:title>
    <meta:initial-creator>Paul Flint</meta:initial-creator>
    <meta:creation-date>2014-12-10T09:58:00</meta:creation-date>
    <dc:creator>flint</dc:creator>
    <dc:date>2014-12-10T09:58:00</dc:date>
    <meta:print-date>2002-05-02T11:39:00</meta:print-date>
    <meta:editing-cycles>2</meta:editing-cycles>
    <meta:editing-duration>P15824DT17H31M44S</meta:editing-duration>
    <meta:document-statistic meta:table-count="0" meta:image-count="0" meta:object-count="0" meta:page-count="2" meta:paragraph-count="39" meta:word-count="142" meta:character-count="865" meta:non-whitespace-character-count="787"/>
    <meta:generator>LibreOffice/4.2.7.2$Linux_X86_64 LibreOffice_project/420m0$Build-2</meta:generator>
  </office:meta>
</office:document-meta>
</file>